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T1" style:family="text">
      <style:text-properties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<text:span text:style-name="Default_20_Paragraph_20_Font"><text:span text:style-name="T1">G</text:span></text:span>ALENI QUOMODO MORBUM SI-<text:line-break/>MULANTES SINT DEPREHEN-<text:line-break/>DENDI LIBELLUS.<text:bookmark-end text:name="bookmark0"/></text:h>
      <text:p text:style-name="P1"><text:span text:style-name="Default_20_Paragraph_20_Font"><text:span text:style-name="T2">Ob multas caufas aegrotare se homines simulant.<text:line-break/>Videtur autem medico convenire veritatis inventio in<text:line-break/>ejusmodi omnibus ; ipsi etiam idiotae fallentes a verum<text:line-break/>proferentibus fe discernere existimant. Etenim phlegmone<text:line-break/>et erysipelas et oedemata consulto ab externis medica-<text:line-break/>mentis procreata medicis deprehendere ac discernere licet</text:span></text:span></text:p>
      <text:p text:style-name="P2"><text:span text:style-name="Default_20_Paragraph_20_Font"><text:span text:style-name="T2">ab iis quae ex ipso corpore concitantur affectibus; ita<text:line-break/>vero. et sanguinis sputum qui ex oris emanat partibus, ab<text:line-break/>eo qui e stomacho et ventriculo aut sperabilium organo-<text:line-break/>rum aliquo exspuitur. Etenim deprehensi jam quidam<text:line-break/>sunt , qui sub finem tussis , quoties vellent , sanguinem<text:line-break/>excrearent, venula quadam in hoc prompte circa gingivas<text:line-break/>aperta sicque comparata, ut quando videretur, lingua 11-<text:line-break/>lam sugentes statimque post tussientes, sanguinem quasi ex<text:line-break/>inferioribus redditum exspuerent. Delirare quoque non-<text:line-break/>nulli desipereque fe finxerunt, quum alios potius stultos<text:line-break/>ostenderent. Haec omnia et deprehendere et inter fe disi-<text:line-break/>cernere, ad medicos pertinere vulgus existimat. In his<text:line-break/>vero certe dolor adeo vehemens </text:span></text:span><text:span text:style-name="Default_20_Paragraph_20_Font"><text:span text:style-name="T3">sing</text:span></text:span><text:span text:style-name="Default_20_Paragraph_20_Font"><text:span text:style-name="T2">i</text:span></text:span><text:span text:style-name="Default_20_Paragraph_20_Font"><text:span text:style-name="T3">tur, </text:span></text:span><text:span text:style-name="Default_20_Paragraph_20_Font"><text:span text:style-name="T2">ut intolerabilis<text:line-break/>esse videatur. Atque vocatum quendam a nixibus ad con-<text:line-break/>clunem novi culicum dolorem finxisse, ut ne accederet,<text:line-break/>quod sibi ita conducere vi</text:span></text:span><text:span text:style-name="Default_20_Paragraph_20_Font"><text:span text:style-name="T3">t</text:span></text:span><text:span text:style-name="Default_20_Paragraph_20_Font"><text:span text:style-name="T2">um esset. Qua in re eo tem-<text:line-break/>pore suspicatus </text:span></text:span><text:span text:style-name="Default_20_Paragraph_20_Font"><text:span text:style-name="T3">t</text:span></text:span><text:span text:style-name="Default_20_Paragraph_20_Font"><text:span text:style-name="T2">um hominem fallere, quod postea mihi<text:line-break/>confessus est. Fomenta igitur ipsi admovere jussi, verum</text:span></text:span></text:p>
      <text:p text:style-name="P2"><text:span text:style-name="Default_20_Paragraph_20_Font"><text:span text:style-name="T2">non magnopere sibi succurri precabatur, quamquam prius<text:line-break/>in minimis admodum meticulofus effeti Equidem paucis<text:line-break/>ante diebus noverat colico dolore laborantem a me hausto<text:line-break/>mox medicamento philonio dolore fuisse liberatum, quod<text:line-break/>a me continuo petiisset, si doluisset. Sed et exitus istud<text:line-break/>declararit, qu</text:span></text:span><text:span text:style-name="Default_20_Paragraph_20_Font"><text:span text:style-name="T3">o</text:span></text:span><text:span text:style-name="Default_20_Paragraph_20_Font"><text:span text:style-name="T2">niam dimissa concione extemplo conqueri,<text:line-break/>tanquam extra omnem metit dolorem constitutus desiit.<text:line-break/>Quin et ipsa praeterea vivendi ratio quae praecesserat,<text:line-break/>talis erat ut colicam in eo dispositionem non posset ge-<text:line-break/>nerasse; quando ex indigestione infrigidationeque proficisci<text:line-break/>solent ejusmodi passiones, quorum in hoc neutrum prae-<text:line-break/>cesserat. Hoc igitur quod non ratione anteactae diaetae<text:line-break/>morbus esset, potuisse cognoscere, medicae erat experien-<text:line-break/>tiae opus. Alterum vero istud quod ob concionem sinto-<text:line-break/>sare haec illum suspicatus eram , medicinae proprium non<text:line-break/>fuerat, </text:span></text:span><text:span text:style-name="Default_20_Paragraph_20_Font"><text:span text:style-name="T3">t</text:span></text:span><text:span text:style-name="Default_20_Paragraph_20_Font"><text:span text:style-name="T2">ed rationis opus quae communis dicitur; quam<text:line-break/>licet omnibus communis sit, pauci tamen exactam perfe-<text:line-break/>ctamque habent ut invenire in quoquo negotio possint</text:span></text:span></text:p>
      <text:p text:style-name="P2"><text:span text:style-name="Default_20_Paragraph_20_Font"><text:span text:style-name="T2">quid faciendum dicendumve sit. Tenendum ergo tuento-<text:line-break/>ria quod diximus, experientiae medicae si coniungatur<text:line-break/>externa haec facultas, alia quoque similia fingentes, vali-<text:line-break/>dosque dolores simulantes deprehendere licere. Quemad-<text:line-break/>modum ipse nuper quum utroque genu vehementissime<text:line-break/>dolere fe quidam diceret. Servus autem is erat ex eorum<text:line-break/>ordine qui dominos iter facientes cursu comitantur. Unde<text:line-break/>statim doloris ejus fictionem deprehendi ex eo partim su-<text:line-break/>spicionem sumens, quod illam forte diem dominus ex urbe<text:line-break/>profecturus erat; partim ex adolescentis moribus, qui talis<text:line-break/>esset, ut facile in hujusmodi mentiretur. Caeterum et<text:line-break/>conservum insuper quendam ei familiarem rogabam, num<text:line-break/>adolescens ille mulierculae alienius amore teneretur, pro-<text:line-break/>pter quam esset verisimile, longiorem profectionem domino<text:line-break/>ad</text:span></text:span><text:span text:style-name="Default_20_Paragraph_20_Font"><text:span text:style-name="T3">a</text:span></text:span><text:span text:style-name="Default_20_Paragraph_20_Font"><text:span text:style-name="T2">mante, hoc illum studere ut relinqueretur. Et ita res<text:line-break/>habebat. Haec autem extrinsecus adinvenerant. Circa<text:line-break/>vero genu ejus tumor quidam maximus existebat qui facile<text:line-break/>idiotam perterrere potuisset, fed rei perito manifeste per</text:span></text:span></text:p>
      <text:p text:style-name="P2"><text:span text:style-name="Default_20_Paragraph_20_Font"><text:span text:style-name="T2">thapsiam excitatus apparebat. Haec autem cognitio medi-<text:line-break/>cinae propria erat, non ab extrinsecus assumptis prove-<text:line-break/>alens. Ejusdem -quoque erat experientiae scivisse nihil<text:line-break/>eorum quae a</text:span></text:span><text:span text:style-name="Default_20_Paragraph_20_Font"><text:span text:style-name="T3">n</text:span></text:span><text:span text:style-name="Default_20_Paragraph_20_Font"><text:span text:style-name="T2">tecesserant, tale fuisse quod eum excitare<text:line-break/>tumorem tam repente potuisset. Neque enim plus quam<text:line-break/>conveniebat, concurrerat: neque vapularat ab aliquo neque<text:line-break/>saltaverat neque fossam transfiliens id incommodum passus<text:line-break/>erat; tum redundantis humoris indicium quidem nullum<text:line-break/>erat, quod antea neque splendidius neque abundantius<text:line-break/>vixisset. Ad haec autem et doloris speciem me, qualis-<text:line-break/>nam esset, percontante neque statim neque prompte neque<text:line-break/>eadem respondebat. Quare profecto domino quum pbar-<text:line-break/>macum imposuissent quod dolorem quidem nihil leniebat,<text:line-break/>verum thapsiae fotum qualitatem infrigidare posset , post<text:line-break/>horam unam illum confitentem habui, nihil amplius </text:span></text:span><text:span text:style-name="Default_20_Paragraph_20_Font"><text:span text:style-name="T3">t</text:span></text:span><text:span text:style-name="Default_20_Paragraph_20_Font"><text:span text:style-name="T2">e<text:line-break/>doloris sentire. Quod fi e phlegmone dolor is natus sui</text:span></text:span><text:span text:style-name="Default_20_Paragraph_20_Font"><text:span text:style-name="T3">t-<text:line-break/></text:span></text:span><text:span text:style-name="Default_20_Paragraph_20_Font"><text:span text:style-name="T2">fiet, non solum per istud refrigera rivum non resedisset,<text:line-break/>sed etiam vehementior redditus esset. Liquere igitur nunc<text:line-break/>arbitror quod si medicinalis experientia externis istis ra-</text:span></text:span></text:p>
      <text:p text:style-name="P2"><text:span text:style-name="Default_20_Paragraph_20_Font"><text:span text:style-name="T2">tiocinationibus coniungatur, sufficiens sit ad fortis doloris<text:line-break/>dign</text:span></text:span><text:span text:style-name="Default_20_Paragraph_20_Font"><text:span text:style-name="T3">a</text:span></text:span><text:span text:style-name="Default_20_Paragraph_20_Font"><text:span text:style-name="T2">tionem. Potest vero quis ex eo quod lenius morbum<text:line-break/>ferant, -judicium non vehementis doloris </text:span></text:span><text:span text:style-name="Default_20_Paragraph_20_Font"><text:span text:style-name="T3">t</text:span></text:span><text:span text:style-name="Default_20_Paragraph_20_Font"><text:span text:style-name="T2">umere. Accidit<text:line-break/>enim istud omnino saepe, non advertentibus iis. qui morbi<text:line-break/>vehementiam simulant, quod in alium se.aliumque habi-<text:line-break/>tum illi qui vere laborant, magnitudine videlicet doloris<text:line-break/>agitati, transjiciunt. Praeterea ss dolore vehementi revera<text:line-break/>premantur, quoduis perpeti auxilium parati sunt, hortau-<text:line-break/>torque ipsi ultro medicos ut quidquid ipsis libuerit agant,<text:line-break/>quo assectus curetur. Sin vero mediocriter aut nequa-<text:line-break/>quam omnino dolent, hujusmodi auxilia refugiunt, neque<text:line-break/>longiora jejunia, neque mordacium pharmacorum oblatio-<text:line-break/>nem perferentes. Quae sula quidem quum graviter </text:span></text:span><text:span text:style-name="Default_20_Paragraph_20_Font"><text:span text:style-name="T3">t</text:span></text:span><text:span text:style-name="Default_20_Paragraph_20_Font"><text:span text:style-name="T2">e la-<text:line-break/>borare dicunt, hujusmodi dispositionibus conferre nos illis<text:line-break/>affirmare oportet; quemadmodum et sectiones et ustiones<text:line-break/>et omnis cibi potusque , quorum desiderio eos trabi vide-<text:line-break/>mus , abstinentiam. Morbum igitur simulantes doloris</text:span></text:span></text:p>
      <text:p text:style-name="P2"><text:span text:style-name="Default_20_Paragraph_20_Font"><text:span text:style-name="T2">magnitudo arguet , tum medicinalis experientiae notioni-<text:line-break/>bus, in quibus sunt languere, extrema infrigidari, pallere,<text:line-break/>interdum quoque frigidum sudare et pulsus non tantum<text:line-break/>inaequales, quod quidem iis etiam qui mediocriter dolent,<text:line-break/>accidit, sed etiam plures minorum quam magnorum, ob-<text:line-break/>femorum quam vehementium habere ; praeterea interro-<text:line-break/>gatum de doloris specie, eam respondere quae affecto<text:line-break/>membro propria sit. Quaedam namque species dolores<text:line-break/>longe lateque </text:span></text:span><text:span text:style-name="Default_20_Paragraph_20_Font"><text:span text:style-name="T3">t</text:span></text:span><text:span text:style-name="Default_20_Paragraph_20_Font"><text:span text:style-name="T2">e diffundentes habent; quaedam vero tan-<text:line-break/>quam fixos unique tantum parti inhaerentes. Sic aliae<text:line-break/>pungunt pulsantque aliae quasi devellunt, aliae quodam-<text:line-break/>modo obstupefacere, aliae gravare videntur, nonnullae<text:line-break/>denique vomitus, quaedam ventris perturbationes, quaedam<text:line-break/>caliginem inferunt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4:53:00Z</meta:creation-date>
    <dc:date>2023-01-16T15:53:35.370000000</dc:date>
    <meta:editing-cycles>3</meta:editing-cycles>
    <meta:editing-duration>PT1M15S</meta:editing-duration>
    <meta:document-statistic meta:table-count="0" meta:image-count="0" meta:object-count="0" meta:page-count="7" meta:paragraph-count="8" meta:word-count="865" meta:character-count="6173" meta:non-whitespace-character-count="5316"/>
    <meta:template xlink:type="simple" xlink:actuate="onRequest" xlink:title="" xlink:href="Normal.dotm"/>
  </office:meta>
</office:document-meta>
</file>